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 style:master-page-name="">
      <style:table-properties style:width="17.013cm" fo:margin-left="0cm" style:page-number="auto" table:align="left" style:shadow="none" style:may-break-between-rows="true" table:border-model="collapsing"/>
    </style:style>
    <style:style style:name="Tabela1.A" style:family="table-column">
      <style:table-column-properties style:column-width="17.013cm"/>
    </style:style>
    <style:style style:name="Tabela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2" style:family="table-row">
      <style:table-row-properties fo:keep-together="auto"/>
    </style:style>
    <style:style style:name="Tabela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" style:family="table" style:master-page-name="">
      <style:table-properties style:width="17cm" style:page-number="auto" table:align="margins" style:shadow="none" style:may-break-between-rows="true" table:border-model="collapsing"/>
    </style:style>
    <style:style style:name="Tabela2.A" style:family="table-column">
      <style:table-column-properties style:column-width="17cm" style:rel-column-width="65534*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fo:font-size="24pt" fo:font-weight="bold" officeooo:rsid="00142755" officeooo:paragraph-rsid="00142755" style:font-size-asian="24pt" style:font-weight-asian="bold" style:font-size-complex="24pt" style:font-weight-complex="bold"/>
    </style:style>
    <style:style style:name="P2" style:family="paragraph" style:parent-style-name="Standard">
      <style:paragraph-properties fo:margin-top="0.101cm" fo:margin-bottom="0.101cm" style:contextual-spacing="false" fo:line-height="100%"/>
      <style:text-properties officeooo:rsid="00142755" officeooo:paragraph-rsid="00142755"/>
    </style:style>
    <style:style style:name="P3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fo:font-size="12pt" fo:font-weight="normal" officeooo:rsid="00142755" officeooo:paragraph-rsid="00142755" style:font-size-asian="12pt" style:font-weight-asian="normal" style:font-size-complex="12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2755" officeooo:paragraph-rsid="001427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2755" officeooo:paragraph-rsid="001427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7f85" officeooo:paragraph-rsid="00157f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7f85" officeooo:paragraph-rsid="00157f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7f85" officeooo:paragraph-rsid="00179b0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7f85" officeooo:paragraph-rsid="00157f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aaee" officeooo:paragraph-rsid="0015aa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aaee" officeooo:paragraph-rsid="0015aa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aaee" officeooo:paragraph-rsid="00173c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 style:list-style-name="L5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aaee" officeooo:paragraph-rsid="00179b0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9b0b" officeooo:paragraph-rsid="0017eda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79b0b" officeooo:paragraph-rsid="00179b0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 style:list-style-name="L2">
      <style:paragraph-properties fo:text-align="start" style:justify-single-word="false"/>
      <style:text-properties officeooo:paragraph-rsid="00157f85"/>
    </style:style>
    <style:style style:name="P18" style:family="paragraph" style:parent-style-name="Table_20_Contents" style:list-style-name="L5">
      <style:paragraph-properties fo:text-align="start" style:justify-single-word="false"/>
      <style:text-properties officeooo:paragraph-rsid="00173c2d"/>
    </style:style>
    <style:style style:name="P19" style:family="paragraph" style:parent-style-name="Table_20_Contents" style:list-style-name="L5">
      <style:paragraph-properties fo:text-align="start" style:justify-single-word="false"/>
      <style:text-properties officeooo:paragraph-rsid="0015aaee"/>
    </style:style>
    <style:style style:name="P20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9b0b" officeooo:paragraph-rsid="00179b0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9b0b" officeooo:paragraph-rsid="0017eda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aa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3c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9b0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7f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officeooo:rsid="0015aaee"/>
    </style:style>
    <style:style style:name="T7" style:family="text">
      <style:text-properties officeooo:rsid="00173c2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c9211e" loext:opacity="100%" fo:font-weight="bold" style:font-weight-asian="bold" style:font-weight-complex="bold"/>
    </style:style>
    <style:style style:name="T10" style:family="text">
      <style:text-properties fo:color="#c9211e" loext:opacity="100%" fo:font-weight="bold" officeooo:rsid="00173c2d" style:font-weight-asian="bold" style:font-weight-complex="bold"/>
    </style:style>
    <style:style style:name="T11" style:family="text">
      <style:text-properties fo:color="#c9211e" loext:opacity="100%" fo:font-weight="bold" officeooo:rsid="0015aaee" style:font-weight-asian="bold" style:font-weight-complex="bold"/>
    </style:style>
    <style:style style:name="T12" style:family="text">
      <style:text-properties officeooo:rsid="0017eda7"/>
    </style:style>
    <style:style style:name="T13" style:family="text">
      <style:text-properties officeooo:rsid="001a3c8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pecificação de Casos de Uso</text:p>
      <text:p text:style-name="P3"/>
      <table:table table:name="Tabela1" table:style-name="Tabela1">
        <table:table-column table:style-name="Tabela1.A"/>
        <table:table-row table:style-name="TableLine1597200219168">
          <table:table-cell table:style-name="Tabela1.A1" office:value-type="string">
            <text:p text:style-name="P5"><text:span text:style-name="T8">UC01</text:span> – Matricular Aluno</text:p>
          </table:table-cell>
        </table:table-row>
        <table:table-row table:style-name="Tabela1.2">
          <table:table-cell table:style-name="Tabela1.A2" office:value-type="string">
            <text:p text:style-name="P5"><text:span text:style-name="T8">Atores:</text:span> Secretário(a)</text:p>
          </table:table-cell>
        </table:table-row>
        <table:table-row table:style-name="Tabela1.2">
          <table:table-cell table:style-name="Tabela1.A2" office:value-type="string">
            <text:p text:style-name="P16">Descrição</text:p>
            <text:p text:style-name="P20">Esta funcionalidade permite ao secretário, após logado <text:span text:style-name="T12">no sistema</text:span> e carregadas <text:span text:style-name="T12">as</text:span> suas credenciais de secretário, efetuar uma nova matrícula para que o sistema possa ter controle sobre a frequência do aluno <text:span text:style-name="T12">e </text:span>notas conseguidas nas avaliações <text:span text:style-name="T12">de cada disciplina no decorrer do ano letivo.</text:span></text:p>
          </table:table-cell>
        </table:table-row>
        <table:table-row table:style-name="Tabela1.2">
          <table:table-cell table:style-name="Tabela1.A2" office:value-type="string">
            <text:p text:style-name="P15"><text:span text:style-name="T8">Pré-condição</text:span></text:p>
            <text:p text:style-name="P21">O usuário deve estar logado e ter perfil de secretário</text:p>
          </table:table-cell>
        </table:table-row>
        <table:table-row table:style-name="Tabela1.2">
          <table:table-cell table:style-name="Tabela1.A2" office:value-type="string">
            <text:p text:style-name="P15"><text:span text:style-name="T8">Pós-condição</text:span></text:p>
            <text:p text:style-name="P21"><text:span text:style-name="T12">Após a operação de matrícula ser efetuada com sucesso, o</text:span> aluno passa a estar matriculado em uma turma</text:p>
          </table:table-cell>
        </table:table-row>
        <table:table-row table:style-name="TableLine1597200219168">
          <table:table-cell table:style-name="Tabela1.A2" office:value-type="string">
            <text:p text:style-name="P5">Fluxo básico</text:p>
            <text:list xml:id="list3627465496" text:style-name="L1">
              <text:list-item>
                <text:p text:style-name="P6">O secretário acessa a função de matricular aluno.</text:p>
              </text:list-item>
              <text:list-item>
                <text:p text:style-name="P12">O sistema verifica se existe um ano letivo registrado para o ano vigente – <text:span text:style-name="T10">[A1]</text:span></text:p>
              </text:list-item>
              <text:list-item>
                <text:p text:style-name="P12">O sistema carrega as séries registradas para o ano letivo</text:p>
              </text:list-item>
              <text:list-item>
                <text:p text:style-name="P6">O sistema mostra o formulário de matrícula.</text:p>
              </text:list-item>
              <text:list-item>
                <text:p text:style-name="P10">O secretário seleciona o aluno através de um filtro por nome ou CPF – <text:span text:style-name="T10">[A2]</text:span></text:p>
              </text:list-item>
              <text:list-item>
                <text:p text:style-name="P6">O secretário seleciona a série ao qual o aluno está pretendendo se matricular</text:p>
              </text:list-item>
              <text:list-item>
                <text:p text:style-name="P6"><text:span text:style-name="T6">O</text:span> sistema carrega as turmas <text:span text:style-name="T6">registradas para a</text:span> série selecionada</text:p>
              </text:list-item>
              <text:list-item>
                <text:p text:style-name="P6">O secretário seleciona a turma</text:p>
              </text:list-item>
              <text:list-item>
                <text:p text:style-name="P10">O secretário preenche os demais campos do formulário</text:p>
              </text:list-item>
              <text:list-item>
                <text:p text:style-name="P6">O secretário clica no botão efetuar matrícula</text:p>
              </text:list-item>
              <text:list-item>
                <text:p text:style-name="P12">A matrícula é registrada com êxito e uma mensagem indicando este ocorrido é mostrada</text:p>
              </text:list-item>
            </text:list>
            <text:p text:style-name="P5"/>
          </table:table-cell>
        </table:table-row>
        <table:table-row table:style-name="TableLine1597200219168">
          <table:table-cell table:style-name="Tabela1.A2" office:value-type="string">
            <text:p text:style-name="P13"><text:span text:style-name="T9">A1</text:span> – Fluxo alternativo</text:p>
            <text:list xml:id="list3879946835" text:style-name="L5">
              <text:list-item>
                <text:p text:style-name="P14"><text:span text:style-name="T2">O sistema verifica se existe um ano letivo registrado para o ano vigente</text:span></text:p>
                <text:list>
                  <text:list-item>
                    <text:p text:style-name="P19"><text:span text:style-name="T2">O sistema não encontra o registro do ano letivo</text:span></text:p>
                  </text:list-item>
                  <text:list-item>
                    <text:p text:style-name="P18"><text:span text:style-name="T4">A</text:span><text:span text:style-name="T2"> operação é abortada </text:span><text:span text:style-name="T3">e o </text:span><text:span text:style-name="T2">sistema mostra uma mensagem </text:span><text:span text:style-name="T3">indicando a necessidade do registro do ano letivo vigente</text:span></text:p>
                  </text:list-item>
                </text:list>
              </text:list-item>
            </text:list>
          </table:table-cell>
        </table:table-row>
        <table:table-row table:style-name="TableLine1597200219168">
          <table:table-cell table:style-name="Tabela1.A2" office:value-type="string">
            <text:p text:style-name="P7"><text:span text:style-name="T9">A</text:span><text:span text:style-name="T11">2</text:span> – Fluxo <text:span text:style-name="T6">a</text:span>lternativo </text:p>
            <text:list xml:id="list1704788033" text:style-name="L2">
              <text:list-item>
                <text:p text:style-name="P9"><text:span text:style-name="T5">O secretário seleciona o aluno através de um filtro por nome ou CPF</text:span></text:p>
                <text:list>
                  <text:list-item>
                    <text:p text:style-name="P17"><text:span text:style-name="T5">O sistema não encontra o aluno</text:span></text:p>
                  </text:list-item>
                  <text:list-item>
                    <text:p text:style-name="P8">O secretário clica na opção registrar novo aluno</text:p>
                  </text:list-item>
                  <text:list-item>
                    <text:p text:style-name="P8">O sistema mostra uma janela modal com o formulário de aluno</text:p>
                  </text:list-item>
                  <text:list-item>
                    <text:p text:style-name="P8">O secretário preenche o formulário de aluno e efetua o registro do novo aluno</text:p>
                  </text:list-item>
                  <text:list-item>
                    <text:p text:style-name="P8">O sistema carrega o aluno registrado como selecionado no formulário de matrícula</text:p>
                  </text:list-item>
                  <text:list-item>
                    <text:p text:style-name="P8">O sistema continua a partir do fluxo básico <text:span text:style-name="T6">passo </text:span><text:span text:style-name="T7">6</text:span></text:p>
                  </text:list-item>
                </text:list>
              </text:list-item>
            </text:list>
          </table:table-cell>
        </table:table-row>
      </table:table>
      <text:p text:style-name="P2"/>
      <table:table table:name="Tabela2" table:style-name="Tabela2" table:template-name="Default Style">
        <table:table-column table:style-name="Tabela2.A"/>
        <table:table-row table:style-name="Tabela2.1">
          <table:table-cell table:style-name="Tabela2.A1" office:value-type="string">
            <text:p text:style-name="P4"/>
          </table:table-cell>
        </table:table-row>
        <table:table-row table:style-name="TableLine1595661992624">
          <table:table-cell table:style-name="Tabela2.A2" office:value-type="string">
            <text:p text:style-name="P4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9T19:32:32.776000000</meta:creation-date>
    <meta:generator>LibreOffice/7.1.2.2$Windows_X86_64 LibreOffice_project/8a45595d069ef5570103caea1b71cc9d82b2aae4</meta:generator>
    <dc:date>2021-10-19T21:40:18.337000000</dc:date>
    <meta:editing-duration>PT1H11M19S</meta:editing-duration>
    <meta:editing-cycles>2</meta:editing-cycles>
    <meta:document-statistic meta:table-count="2" meta:image-count="0" meta:object-count="0" meta:page-count="1" meta:paragraph-count="33" meta:word-count="340" meta:character-count="1945" meta:non-whitespace-character-count="1653"/>
  </office:meta>
</office:document-meta>
</file>